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/>
      <table:table table:name="commits_tally" table:style-name="ta1">
        <table:table-column table:style-name="co1" table:default-cell-style-name="ce1"/>
        <table:table-column table:style-name="co2" table:number-columns-repeated="7" table:default-cell-style-name="Default"/>
        <table:table-column table:style-name="co2" table:number-columns-repeated="3" table:default-cell-style-name="ce2"/>
        <table:table-column table:style-name="co3" table:number-columns-repeated="14" table:default-cell-style-name="ce2"/>
        <table:table-column table:style-name="co2" table:number-columns-repeated="7" table:default-cell-style-name="ce3"/>
        <table:table-column table:style-name="co4" table:default-cell-style-name="Default"/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6-04-12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1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1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15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16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17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18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19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20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2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22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2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2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25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26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27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28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29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4-30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0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02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0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0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05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06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07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08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09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10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1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12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1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1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15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16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17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18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19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20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2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22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2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2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25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26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27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28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29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30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5-3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0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02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0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0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05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06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07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08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09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10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1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12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1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1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15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16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17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18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19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20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2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22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2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2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25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26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27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28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29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6-30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0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02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0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0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05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06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07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08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09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10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1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12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1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1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15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16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17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18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19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20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2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22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2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2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25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26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27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28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29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30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7-3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0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02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0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0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05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0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0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0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0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10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1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12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1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1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1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16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17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18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19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20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2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2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2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25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2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27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28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2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3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8-3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0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02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0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0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05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0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07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0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09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10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1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1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1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16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1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18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2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DEADLINE</text:p>
          </table:table-cell>
        </table:table-row>
        <table:table-row table:style-name="ro1">
          <table:table-cell office:value-type="string" calcext:value-type="string">
            <text:p>2016-09-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2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24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25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26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27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28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29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09-30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10-01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10-02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10-03</text:p>
          </table:table-cell>
          <table:table-cell table:number-columns-repeated="3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6-10-0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commits_tally.I2:commits_tally.Y177">
            <calcext:color-scale>
              <calcext:color-scale-entry calcext:value="1" calcext:type="number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ommits_tally.I2:commits_tally.AF177">
            <calcext:color-scale>
              <calcext:color-scale-entry calcext:value="1" calcext:type="number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16:58:00.563150448</dc:date>
    <meta:editing-duration>PT3M55S</meta:editing-duration>
    <meta:editing-cycles>1</meta:editing-cycles>
    <meta:document-statistic meta:table-count="1" meta:cell-count="5664" meta:object-count="0"/>
    <meta:generator>LibreOffice/5.1.4.2$Linux_X86_64 LibreOffice_project/10m0$Build-2</meta:generator>
  </office:meta>
</office:document-meta>
</file>